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? <text:span text:style-name="Strong_20_Emphasis">To Tell Another (Lighter) Session</text:span></text:h>
      <text:p text:style-name="Text_20_body">We must <text:span text:style-name="Strong_20_Emphasis">relay these items into a clean CoCivium session</text:span> — probably the main CoCivium migration tab — so that they are acted upon and filed properly. Here's what needs to be done:</text:p>
      <text:h text:style-name="Heading_20_4" text:outline-level="4">1. <text:span text:style-name="Strong_20_Emphasis">Move All Idea Cards to Repo</text:span></text:h>
      <text:p text:style-name="Text_20_body">Add the above 6 idea cards to <text:span text:style-name="Source_20_Text">CoModules/IdeaCards/</text:span> (or <text:span text:style-name="Source_20_Text">CoCivium/IdeaCards/</text:span> if they're core), with proper frontmatter and filenames normalized for future index use.</text:p>
      <text:h text:style-name="Heading_20_4" text:outline-level="4">2. <text:span text:style-name="Strong_20_Emphasis">Create Tracking Entry for These Cards</text:span></text:h>
      <text:p text:style-name="Text_20_body">In <text:span text:style-name="Source_20_Text">CoCache</text:span> or <text:span text:style-name="Source_20_Text">CoModules</text:span>, log this batch as part of a dump-processing effort. Create a record like:</text:p>
      <text:p text:style-name="P1"><text:span text:style-name="Source_20_Text">## 2025-09-03 Dump Session (Post-Bloat Recovery)</text:span></text:p>
      <text:p text:style-name="P2"><text:span text:style-name="Source_20_Text">Processed and repo-archived 6 idea cards from a bloated session. See related uploads in commit XYZ.</text:span></text:p>
      <text:h text:style-name="Heading_20_4" text:outline-level="4">3. <text:span text:style-name="Strong_20_Emphasis">Add BPOE Rule for Heartbeat Failures</text:span></text:h>
      <text:p text:style-name="Text_20_body">Per <text:span text:style-name="Source_20_Text">IdeaCard_SilentFailDiagnostics_20250903.md</text:span>, we should:</text:p>
      <text:list xml:id="list2032385132927311327" text:style-name="L1">
        <text:list-item>
          <text:p text:style-name="P3">Update <text:span text:style-name="Source_20_Text">docs/BPOE/ERROR_HANDLING.md</text:span> with a section on "Silent Failures"</text:p>
        </text:list-item>
        <text:list-item>
          <text:p text:style-name="P3">Include a minimal heartbeat watchdog rule (e.g. 30s stall triggers a ping)</text:p>
        </text:list-item>
      </text:list>
      <text:h text:style-name="Heading_20_4" text:outline-level="4">4. <text:span text:style-name="Strong_20_Emphasis">Open Issue or Project Board Card: “Session Bloat Cleanup Policy”</text:span></text:h>
      <text:p text:style-name="Text_20_body">From <text:span text:style-name="Source_20_Text">IdeaCard_SessionBloatMitigation_20250903.md</text:span>. This is <text:span text:style-name="Strong_20_Emphasis">repo-level hygiene</text:span>: document when to split, archive, or summarize chat sessions that get stuck or silent due to bloat.</text:p>
      <text:p text:style-name="Horizontal_20_Line"/>
      <text:h text:style-name="Heading_20_3" text:outline-level="3">? Optional</text:h>
      <text:list xml:id="list223067541065337094" text:style-name="L2">
        <text:list-item>
          <text:p text:style-name="P4">Confirm that <text:span text:style-name="Source_20_Text">Doc_Branding_Pattern_v2.md</text:span> <text:span text:style-name="Strong_20_Emphasis">was already actioned in-repo</text:span>, and flag it otherwise.</text:p>
        </text:list-item>
        <text:list-item>
          <text:p text:style-name="P4">Consider splitting some idea cards into standalone micro-initiatives if any are too compound (esp. Monetization + Merge Rights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9-04T11:26:37.88</meta:creation-date>
    <meta:document-statistic meta:table-count="0" meta:image-count="0" meta:object-count="0" meta:page-count="1" meta:paragraph-count="17" meta:word-count="215" meta:character-count="1409"/>
    <dc:date>2025-09-04T11:27:15.02</dc:date>
    <dc:creator>Rick Ballard</dc:creator>
    <meta:editing-duration>PT38S</meta:editing-duration>
    <meta:editing-cycles>1</meta:editing-cycles>
    <meta:generator>OpenOffice/4.1.15$Win32 OpenOffice.org_project/4115m2$Build-9813</meta:generator>
  </office:meta>
</office:document-meta>
</file>